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 draw:shadow="visible"/>
    </style:style>
    <style:style style:name="gr2" style:family="graphic" style:parent-style-name="standard">
      <style:graphic-properties draw:fill="solid" draw:fill-color="#cccccc" draw:textarea-horizontal-align="center" draw:textarea-vertical-align="middle" draw:shadow="visib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b3b3b3" draw:textarea-horizontal-align="center" draw:textarea-vertical-align="middle" draw:shadow="visible"/>
    </style:style>
    <style:style style:name="gr6" style:family="graphic" style:parent-style-name="standard">
      <style:graphic-properties draw:marker-start="" draw:marker-end="Arrow" draw:marker-end-width="0.3cm"/>
    </style:style>
    <style:style style:name="gr7" style:family="graphic" style:parent-style-name="standard">
      <style:graphic-properties draw:marker-end="Arrow" draw:marker-end-width="0.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96cm" svg:height="2.475cm" draw:transform="rotate (1.5707963267946) translate (0.142cm 4.06cm)">
          <text:p text:style-name="P1">Fonts</text:p>
        </draw:rect>
        <draw:rect draw:style-name="gr2" draw:text-style-name="P1" draw:layer="layout" svg:width="3.96cm" svg:height="0.99cm" draw:transform="rotate (1.5707963267946) translate (2.617cm 4.06cm)">
          <text:p text:style-name="P1">Pointers</text:p>
        </draw:rect>
        <draw:frame draw:style-name="gr3" draw:text-style-name="P3" draw:layer="layout" svg:width="1.45cm" svg:height="0.725cm" svg:x="0.837cm" svg:y="4.325cm">
          <draw:text-box>
            <text:p text:style-name="P2"><text:span text:style-name="T1">4096</text:span></text:p>
          </draw:text-box>
        </draw:frame>
        <draw:frame draw:style-name="gr3" draw:text-style-name="P3" draw:layer="layout" svg:width="0.739cm" svg:height="0.725cm" svg:x="2.726cm" svg:y="4.325cm">
          <draw:text-box>
            <text:p text:style-name="P2"><text:span text:style-name="T1">6</text:span></text:p>
          </draw:text-box>
        </draw:frame>
        <draw:frame draw:style-name="gr3" draw:text-style-name="P3" draw:layer="layout" svg:width="2.132cm" svg:height="0.725cm" svg:x="4.413cm" svg:y="4.325cm">
          <draw:text-box>
            <text:p text:style-name="P2"><text:span text:style-name="T1">128 x 20</text:span></text:p>
          </draw:text-box>
        </draw:frame>
        <draw:frame draw:style-name="gr3" draw:text-style-name="P3" draw:layer="layout" svg:width="1.806cm" svg:height="0.725cm" svg:x="8.038cm" svg:y="4.329cm">
          <draw:text-box>
            <text:p text:style-name="P2"><text:span text:style-name="T1">26,104</text:span></text:p>
          </draw:text-box>
        </draw:frame>
        <draw:frame draw:style-name="gr3" draw:text-style-name="P3" draw:layer="layout" svg:width="3.148cm" svg:height="0.725cm" svg:x="10.554cm" svg:y="4.455cm">
          <draw:text-box>
            <text:p text:style-name="P2"><text:span text:style-name="T1">32K boundary</text:span></text:p>
          </draw:text-box>
        </draw:frame>
        <draw:frame draw:style-name="gr4" draw:text-style-name="P2" draw:layer="layout" svg:width="3.707cm" svg:height="0.963cm" draw:transform="rotate (1.5707963267946) translate (13.502cm 4.06cm)">
          <draw:text-box>
            <text:p text:style-name="P2">Image area</text:p>
          </draw:text-box>
        </draw:frame>
        <draw:frame draw:style-name="gr3" draw:text-style-name="P3" draw:layer="layout" svg:width="0.739cm" svg:height="0.725cm" svg:x="-0.163cm" svg:y="4.326cm">
          <draw:text-box>
            <text:p text:style-name="P2"><text:span text:style-name="T1">0</text:span></text:p>
          </draw:text-box>
        </draw:frame>
        <draw:rect draw:style-name="gr2" draw:text-style-name="P1" draw:layer="layout" svg:width="3.96cm" svg:height="0.848cm" draw:transform="rotate (1.5707963267946) translate (3.607cm 4.06cm)">
          <text:p text:style-name="P1">NRecords</text:p>
        </draw:rect>
        <draw:rect draw:style-name="gr1" draw:text-style-name="P1" draw:layer="layout" svg:width="3.96cm" svg:height="1.98cm" draw:transform="rotate (1.5707963267946) translate (4.455cm 4.06cm)">
          <text:p text:style-name="P1">Records</text:p>
        </draw:rect>
        <draw:rect draw:style-name="gr5" draw:text-style-name="P1" draw:layer="layout" svg:width="3.96cm" svg:height="5.843cm" draw:transform="rotate (1.5707963267946) translate (6.435cm 4.06cm)">
          <text:p text:style-name="P1">Objects</text:p>
        </draw:rect>
        <draw:line draw:style-name="gr6" draw:text-style-name="P4" draw:layer="layout" svg:x1="12.278cm" svg:y1="2.18cm" svg:x2="13.507cm" svg:y2="2.18cm">
          <text:p/>
        </draw:line>
        <draw:line draw:style-name="gr7" draw:text-style-name="P4" draw:layer="layout" svg:x1="12.278cm" svg:y1="4.555cm" svg:x2="12.278cm" svg:y2="4.06cm">
          <text:p/>
        </draw:line>
        <draw:line draw:style-name="standard" draw:text-style-name="P4" draw:layer="layout" svg:x1="2.97cm" svg:y1="0.1cm" svg:x2="2.97cm" svg:y2="0.495cm">
          <text:p/>
        </draw:line>
        <draw:line draw:style-name="standard" draw:text-style-name="P4" draw:layer="layout" svg:x1="3.27cm" svg:y1="0.101cm" svg:x2="3.27cm" svg:y2="0.496cm">
          <text:p/>
        </draw:line>
        <draw:line draw:style-name="standard" draw:text-style-name="P4" draw:layer="layout" svg:x1="2.97cm" svg:y1="3.7cm" svg:x2="2.97cm" svg:y2="4.059cm">
          <text:p/>
        </draw:line>
        <draw:line draw:style-name="standard" draw:text-style-name="P4" draw:layer="layout" svg:x1="3.27cm" svg:y1="3.701cm" svg:x2="3.27cm" svg:y2="4.06cm">
          <text:p/>
        </draw:line>
        <draw:frame draw:style-name="gr3" draw:text-style-name="P3" draw:layer="layout" svg:width="0.739cm" svg:height="0.725cm" svg:x="3.613cm" svg:y="4.326cm">
          <draw:text-box>
            <text:p text:style-name="P2">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draw:textarea-horizontal-align="left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5cm" fo:page-height="5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dc:creator>Pawel Gburzynski</dc:creator>
    <dc:date>2009-01-10T16:53:47.78</dc:date>
    <meta:editing-cycles>6</meta:editing-cycles>
    <meta:editing-duration>PT00H30M17S</meta:editing-duration>
    <meta:document-statistic meta:object-count="19"/>
    <meta:user-defined meta:name="Info 1"/>
    <meta:user-defined meta:name="Info 2"/>
    <meta:user-defined meta:name="Info 3"/>
    <meta:user-defined meta:name="Info 4"/>
  </office:meta>
</office:document-meta>
</file>